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3.19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9.63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Q_for_fixed_W_and_S" table:style-name="ta1">
        <table:shapes>
          <draw:frame draw:z-index="0" draw:style-name="gr1" draw:text-style-name="P1" svg:width="318.47mm" svg:height="143mm" svg:x="27.69mm" svg:y="63.43mm">
            <draw:object draw:notify-on-update-of-ranges="all_Q_for_fixed_W_and_S.B1:all_Q_for_fixed_W_and_S.B1 all_Q_for_fixed_W_and_S.C1:all_Q_for_fixed_W_and_S.N1 all_Q_for_fixed_W_and_S.B2:all_Q_for_fixed_W_and_S.B2 all_Q_for_fixed_W_and_S.C2:all_Q_for_fixed_W_and_S.N2 all_Q_for_fixed_W_and_S.B3:all_Q_for_fixed_W_and_S.B3 all_Q_for_fixed_W_and_S.C3:all_Q_for_fixed_W_and_S.N3 all_Q_for_fixed_W_and_S.B4:all_Q_for_fixed_W_and_S.B4 all_Q_for_fixed_W_and_S.C4:all_Q_for_fixed_W_and_S.N4 all_Q_for_fixed_W_and_S.B5:all_Q_for_fixed_W_and_S.B5 all_Q_for_fixed_W_and_S.C5:all_Q_for_fixed_W_and_S.N5 all_Q_for_fixed_W_and_S.B6:all_Q_for_fixed_W_and_S.B6 all_Q_for_fixed_W_and_S.C6:all_Q_for_fixed_W_and_S.N6 all_Q_for_fixed_W_and_S.B7:all_Q_for_fixed_W_and_S.B7 all_Q_for_fixed_W_and_S.C7:all_Q_for_fixed_W_and_S.N7 all_Q_for_fixed_W_and_S.B8:all_Q_for_fixed_W_and_S.B8 all_Q_for_fixed_W_and_S.C8:all_Q_for_fixed_W_and_S.N8 all_Q_for_fixed_W_and_S.B9:all_Q_for_fixed_W_and_S.B9 all_Q_for_fixed_W_and_S.C9:all_Q_for_fixed_W_and_S.N9 all_Q_for_fixed_W_and_S.B10:all_Q_for_fixed_W_and_S.B10 all_Q_for_fixed_W_and_S.C10:all_Q_for_fixed_W_and_S.N10 all_Q_for_fixed_W_and_S.B11:all_Q_for_fixed_W_and_S.B11 all_Q_for_fixed_W_and_S.C11:all_Q_for_fixed_W_and_S.N11 all_Q_for_fixed_W_and_S.B12:all_Q_for_fixed_W_and_S.B12 all_Q_for_fixed_W_and_S.C12:all_Q_for_fixed_W_and_S.N12 all_Q_for_fixed_W_and_S.B13:all_Q_for_fixed_W_and_S.B13 all_Q_for_fixed_W_and_S.C13:all_Q_for_fixed_W_and_S.N13 all_Q_for_fixed_W_and_S.B14:all_Q_for_fixed_W_and_S.B14 all_Q_for_fixed_W_and_S.C14:all_Q_for_fixed_W_and_S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Male are/have Age: Young</text:p>
          </table:table-cell>
          <table:table-cell office:value-type="string" calcext:value-type="string">
            <text:p>Q1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,87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Male are/have Age: Young</text:p>
          </table:table-cell>
          <table:table-cell office:value-type="string" calcext:value-type="string">
            <text:p>Q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Male are/have Age: Young</text:p>
          </table:table-cell>
          <table:table-cell office:value-type="string" calcext:value-type="string">
            <text:p>Q3</text:p>
          </table:table-cell>
          <table:table-cell office:value-type="float" office:value="0.198" calcext:value-type="float">
            <text:p>0,198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Male are/have Age: Young</text:p>
          </table:table-cell>
          <table:table-cell office:value-type="string" calcext:value-type="string">
            <text:p>Q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Male are/have Age: Young</text:p>
          </table:table-cell>
          <table:table-cell office:value-type="string" calcext:value-type="string">
            <text:p>Q5</text:p>
          </table:table-cell>
          <table:table-cell office:value-type="float" office:value="0.198" calcext:value-type="float">
            <text:p>0,198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Male are/have Age: Young</text:p>
          </table:table-cell>
          <table:table-cell office:value-type="string" calcext:value-type="string">
            <text:p>Q6</text:p>
          </table:table-cell>
          <table:table-cell office:value-type="float" office:value="0.196" calcext:value-type="float">
            <text:p>0,196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Male are/have Age: Young</text:p>
          </table:table-cell>
          <table:table-cell office:value-type="string" calcext:value-type="string">
            <text:p>Q7</text:p>
          </table:table-cell>
          <table:table-cell office:value-type="float" office:value="0.197" calcext:value-type="float">
            <text:p>0,19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Male are/have Age: Young</text:p>
          </table:table-cell>
          <table:table-cell office:value-type="string" calcext:value-type="string">
            <text:p>Q8</text:p>
          </table:table-cell>
          <table:table-cell office:value-type="float" office:value="0.196" calcext:value-type="float">
            <text:p>0,196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Male are/have Age: Young</text:p>
          </table:table-cell>
          <table:table-cell office:value-type="string" calcext:value-type="string">
            <text:p>Q9</text:p>
          </table:table-cell>
          <table:table-cell office:value-type="float" office:value="0.922" calcext:value-type="float">
            <text:p>0,922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Male are/have Age: Young</text:p>
          </table:table-cell>
          <table:table-cell office:value-type="string" calcext:value-type="string">
            <text:p>Q10</text:p>
          </table:table-cell>
          <table:table-cell office:value-type="float" office:value="0.911" calcext:value-type="float">
            <text:p>0,911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Male are/have Age: Young</text:p>
          </table:table-cell>
          <table:table-cell office:value-type="string" calcext:value-type="string">
            <text:p>Q11</text:p>
          </table:table-cell>
          <table:table-cell office:value-type="float" office:value="0.197" calcext:value-type="float">
            <text:p>0,19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5" calcext:value-type="float">
            <text:p>0,92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Male are/have Age: Young</text:p>
          </table:table-cell>
          <table:table-cell office:value-type="string" calcext:value-type="string">
            <text:p>Q12</text:p>
          </table:table-cell>
          <table:table-cell office:value-type="float" office:value="0.194" calcext:value-type="float">
            <text:p>0,194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Male are/have Age: Young</text:p>
          </table:table-cell>
          <table:table-cell office:value-type="string" calcext:value-type="string">
            <text:p>Q13</text:p>
          </table:table-cell>
          <table:table-cell office:value-type="float" office:value="0.566" calcext:value-type="float">
            <text:p>0,566</text:p>
          </table:table-cell>
          <table:table-cell office:value-type="float" office:value="0.508" calcext:value-type="float">
            <text:p>0,508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ll_Q_for_fixed_W_and_S.A1:all_Q_for_fixed_W_and_S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11:39:07.267000000</dc:date>
    <meta:editing-duration>PT3M22S</meta:editing-duration>
    <meta:editing-cycles>3</meta:editing-cycles>
    <meta:generator>LibreOffice/6.1.3.2$Windows_X86_64 LibreOffice_project/86daf60bf00efa86ad547e59e09d6bb77c699acb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48cm" svg:height="14.301cm" xlink:href=".." xlink:type="simple" chart:class="chart:bar" chart:style-name="ch1">
        <chart:legend chart:legend-position="end" svg:x="30.437cm" svg:y="3.824cm" style:legend-expansion="high" chart:style-name="ch2"/>
        <chart:plot-area chart:style-name="ch3" table:cell-range-address="all_Q_for_fixed_W_and_S.B1:all_Q_for_fixed_W_and_S.N14" chart:data-source-has-labels="both" svg:x="0.636cm" svg:y="0.286cm" svg:width="29.165cm" svg:height="13.729cm">
          <chartooo:coordinate-region svg:x="1.374cm" svg:y="0.489cm" svg:width="28.427cm" svg:height="12.873cm"/>
          <chart:axis chart:dimension="x" chart:name="primary-x" chart:style-name="ch4" chartooo:axis-type="auto">
            <chartooo:date-scale/>
            <chart:categories table:cell-range-address="all_Q_for_fixed_W_and_S.C1:all_Q_for_fixed_W_and_S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Q_for_fixed_W_and_S.C2:all_Q_for_fixed_W_and_S.N2" chart:label-cell-address="all_Q_for_fixed_W_and_S.B2:all_Q_for_fixed_W_and_S.B2" chart:class="chart:bar">
            <chart:data-point chart:repeated="12"/>
          </chart:series>
          <chart:series chart:style-name="ch8" chart:values-cell-range-address="all_Q_for_fixed_W_and_S.C3:all_Q_for_fixed_W_and_S.N3" chart:label-cell-address="all_Q_for_fixed_W_and_S.B3:all_Q_for_fixed_W_and_S.B3" chart:class="chart:bar">
            <chart:data-point chart:repeated="12"/>
          </chart:series>
          <chart:series chart:style-name="ch9" chart:values-cell-range-address="all_Q_for_fixed_W_and_S.C4:all_Q_for_fixed_W_and_S.N4" chart:label-cell-address="all_Q_for_fixed_W_and_S.B4:all_Q_for_fixed_W_and_S.B4" chart:class="chart:bar">
            <chart:data-point chart:repeated="12"/>
          </chart:series>
          <chart:series chart:style-name="ch10" chart:values-cell-range-address="all_Q_for_fixed_W_and_S.C5:all_Q_for_fixed_W_and_S.N5" chart:label-cell-address="all_Q_for_fixed_W_and_S.B5:all_Q_for_fixed_W_and_S.B5" chart:class="chart:bar">
            <chart:data-point chart:repeated="12"/>
          </chart:series>
          <chart:series chart:style-name="ch11" chart:values-cell-range-address="all_Q_for_fixed_W_and_S.C6:all_Q_for_fixed_W_and_S.N6" chart:label-cell-address="all_Q_for_fixed_W_and_S.B6:all_Q_for_fixed_W_and_S.B6" chart:class="chart:bar">
            <chart:data-point chart:repeated="12"/>
          </chart:series>
          <chart:series chart:style-name="ch12" chart:values-cell-range-address="all_Q_for_fixed_W_and_S.C7:all_Q_for_fixed_W_and_S.N7" chart:label-cell-address="all_Q_for_fixed_W_and_S.B7:all_Q_for_fixed_W_and_S.B7" chart:class="chart:bar">
            <chart:data-point chart:repeated="12"/>
          </chart:series>
          <chart:series chart:style-name="ch13" chart:values-cell-range-address="all_Q_for_fixed_W_and_S.C8:all_Q_for_fixed_W_and_S.N8" chart:label-cell-address="all_Q_for_fixed_W_and_S.B8:all_Q_for_fixed_W_and_S.B8" chart:class="chart:bar">
            <chart:data-point chart:repeated="12"/>
          </chart:series>
          <chart:series chart:style-name="ch14" chart:values-cell-range-address="all_Q_for_fixed_W_and_S.C9:all_Q_for_fixed_W_and_S.N9" chart:label-cell-address="all_Q_for_fixed_W_and_S.B9:all_Q_for_fixed_W_and_S.B9" chart:class="chart:bar">
            <chart:data-point chart:repeated="12"/>
          </chart:series>
          <chart:series chart:style-name="ch15" chart:values-cell-range-address="all_Q_for_fixed_W_and_S.C10:all_Q_for_fixed_W_and_S.N10" chart:label-cell-address="all_Q_for_fixed_W_and_S.B10:all_Q_for_fixed_W_and_S.B10" chart:class="chart:bar">
            <chart:data-point chart:repeated="12"/>
          </chart:series>
          <chart:series chart:style-name="ch16" chart:values-cell-range-address="all_Q_for_fixed_W_and_S.C11:all_Q_for_fixed_W_and_S.N11" chart:label-cell-address="all_Q_for_fixed_W_and_S.B11:all_Q_for_fixed_W_and_S.B11" chart:class="chart:bar">
            <chart:data-point chart:repeated="12"/>
          </chart:series>
          <chart:series chart:style-name="ch17" chart:values-cell-range-address="all_Q_for_fixed_W_and_S.C12:all_Q_for_fixed_W_and_S.N12" chart:label-cell-address="all_Q_for_fixed_W_and_S.B12:all_Q_for_fixed_W_and_S.B12" chart:class="chart:bar">
            <chart:data-point chart:repeated="12"/>
          </chart:series>
          <chart:series chart:style-name="ch18" chart:values-cell-range-address="all_Q_for_fixed_W_and_S.C13:all_Q_for_fixed_W_and_S.N13" chart:label-cell-address="all_Q_for_fixed_W_and_S.B13:all_Q_for_fixed_W_and_S.B13" chart:class="chart:bar">
            <chart:data-point chart:repeated="12"/>
          </chart:series>
          <chart:series chart:style-name="ch7" chart:values-cell-range-address="all_Q_for_fixed_W_and_S.C14:all_Q_for_fixed_W_and_S.N14" chart:label-cell-address="all_Q_for_fixed_W_and_S.B14:all_Q_for_fixed_W_and_S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ll_Q_for_fixed_W_and_S.C1:all_Q_for_fixed_W_and_S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ll_Q_for_fixed_W_and_S.B2:all_Q_for_fixed_W_and_S.B2</svg:desc>
                </draw:g>
              </table:table-cell>
              <table:table-cell office:value-type="float" office:value="0.195">
                <text:p>0.195</text:p>
                <draw:g>
                  <svg:desc>all_Q_for_fixed_W_and_S.C2:all_Q_for_fixed_W_and_S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ll_Q_for_fixed_W_and_S.B3:all_Q_for_fixed_W_and_S.B3</svg:desc>
                </draw:g>
              </table:table-cell>
              <table:table-cell office:value-type="float" office:value="0.2">
                <text:p>0.2</text:p>
                <draw:g>
                  <svg:desc>all_Q_for_fixed_W_and_S.C3:all_Q_for_fixed_W_and_S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ll_Q_for_fixed_W_and_S.B4:all_Q_for_fixed_W_and_S.B4</svg:desc>
                </draw:g>
              </table:table-cell>
              <table:table-cell office:value-type="float" office:value="0.198">
                <text:p>0.198</text:p>
                <draw:g>
                  <svg:desc>all_Q_for_fixed_W_and_S.C4:all_Q_for_fixed_W_and_S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ll_Q_for_fixed_W_and_S.B5:all_Q_for_fixed_W_and_S.B5</svg:desc>
                </draw:g>
              </table:table-cell>
              <table:table-cell office:value-type="float" office:value="0.2">
                <text:p>0.2</text:p>
                <draw:g>
                  <svg:desc>all_Q_for_fixed_W_and_S.C5:all_Q_for_fixed_W_and_S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ll_Q_for_fixed_W_and_S.B6:all_Q_for_fixed_W_and_S.B6</svg:desc>
                </draw:g>
              </table:table-cell>
              <table:table-cell office:value-type="float" office:value="0.198">
                <text:p>0.198</text:p>
                <draw:g>
                  <svg:desc>all_Q_for_fixed_W_and_S.C6:all_Q_for_fixed_W_and_S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ll_Q_for_fixed_W_and_S.B7:all_Q_for_fixed_W_and_S.B7</svg:desc>
                </draw:g>
              </table:table-cell>
              <table:table-cell office:value-type="float" office:value="0.196">
                <text:p>0.196</text:p>
                <draw:g>
                  <svg:desc>all_Q_for_fixed_W_and_S.C7:all_Q_for_fixed_W_and_S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ll_Q_for_fixed_W_and_S.B8:all_Q_for_fixed_W_and_S.B8</svg:desc>
                </draw:g>
              </table:table-cell>
              <table:table-cell office:value-type="float" office:value="0.197">
                <text:p>0.197</text:p>
                <draw:g>
                  <svg:desc>all_Q_for_fixed_W_and_S.C8:all_Q_for_fixed_W_and_S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ll_Q_for_fixed_W_and_S.B9:all_Q_for_fixed_W_and_S.B9</svg:desc>
                </draw:g>
              </table:table-cell>
              <table:table-cell office:value-type="float" office:value="0.196">
                <text:p>0.196</text:p>
                <draw:g>
                  <svg:desc>all_Q_for_fixed_W_and_S.C9:all_Q_for_fixed_W_and_S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ll_Q_for_fixed_W_and_S.B10:all_Q_for_fixed_W_and_S.B10</svg:desc>
                </draw:g>
              </table:table-cell>
              <table:table-cell office:value-type="float" office:value="0.922">
                <text:p>0.922</text:p>
                <draw:g>
                  <svg:desc>all_Q_for_fixed_W_and_S.C10:all_Q_for_fixed_W_and_S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ll_Q_for_fixed_W_and_S.B11:all_Q_for_fixed_W_and_S.B11</svg:desc>
                </draw:g>
              </table:table-cell>
              <table:table-cell office:value-type="float" office:value="0.911">
                <text:p>0.911</text:p>
                <draw:g>
                  <svg:desc>all_Q_for_fixed_W_and_S.C11:all_Q_for_fixed_W_and_S.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ll_Q_for_fixed_W_and_S.B12:all_Q_for_fixed_W_and_S.B12</svg:desc>
                </draw:g>
              </table:table-cell>
              <table:table-cell office:value-type="float" office:value="0.197">
                <text:p>0.197</text:p>
                <draw:g>
                  <svg:desc>all_Q_for_fixed_W_and_S.C12:all_Q_for_fixed_W_and_S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ll_Q_for_fixed_W_and_S.B13:all_Q_for_fixed_W_and_S.B13</svg:desc>
                </draw:g>
              </table:table-cell>
              <table:table-cell office:value-type="float" office:value="0.194">
                <text:p>0.194</text:p>
                <draw:g>
                  <svg:desc>all_Q_for_fixed_W_and_S.C13:all_Q_for_fixed_W_and_S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ll_Q_for_fixed_W_and_S.B14:all_Q_for_fixed_W_and_S.B14</svg:desc>
                </draw:g>
              </table:table-cell>
              <table:table-cell office:value-type="float" office:value="0.566">
                <text:p>0.566</text:p>
                <draw:g>
                  <svg:desc>all_Q_for_fixed_W_and_S.C14:all_Q_for_fixed_W_and_S.N14</svg:desc>
                </draw:g>
              </table:table-cell>
              <table:table-cell office:value-type="float" office:value="0.508">
                <text:p>0.508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